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77ff" officeooo:paragraph-rsid="001a77ff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ÉLISATION UML DU PATRON SINGLETON</text:p>
      <text:p text:style-name="P1"/>
      <text:list xml:id="list880102233" text:style-name="L1">
        <text:list-item>
          <text:p text:style-name="P2">Modèle générique</text:p>
        </text:list-item>
        <text:list-item>
          <text:p text:style-name="P2">Exemple du cours</text:p>
          <text:list>
            <text:list-item>
              <text:p text:style-name="P2">Exemple initial</text:p>
            </text:list-item>
            <text:list-item>
              <text:p text:style-name="P2">Exemple modifié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27:32.381186831</meta:creation-date>
    <dc:date>2023-10-06T15:32:40.430218318</dc:date>
    <meta:editing-duration>PT5M12S</meta:editing-duration>
    <meta:editing-cycles>1</meta:editing-cycles>
    <meta:document-statistic meta:table-count="0" meta:image-count="0" meta:object-count="0" meta:page-count="1" meta:paragraph-count="5" meta:word-count="18" meta:character-count="114" meta:non-whitespace-character-count="101"/>
    <meta:generator>LibreOffice/7.3.7.2$Linux_X86_64 LibreOffice_project/30$Build-2</meta:generator>
  </office:meta>
</office:document-meta>
</file>